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903cm" fo:min-width="11.293cm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draw:stroke-dash="Dash_20_Dot_20_4" svg:stroke-width="0.102cm" svg:stroke-color="#3465a4" draw:marker-start="" draw:marker-start-width="0.356cm" draw:marker-start-center="false" draw:marker-end="" draw:marker-end-width="0.356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3" style:family="graphic" style:parent-style-name="standard">
      <style:graphic-properties draw:stroke="solid" draw:opacity="100%" draw:shadow-opacity="100%" dr3d:vertical-segments="16" dr3d:close-front="true" dr3d:close-back="true" loext:decorative="false"/>
    </style:style>
    <style:style style:name="gr4" style:family="graphic" style:parent-style-name="objectwithoutfill">
      <style:graphic-properties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713cm" fo:min-width="2.208cm" style:protect="size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903cm" fo:min-width="5.827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713cm" fo:min-width="2.326cm" style:protect="size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903cm" fo:min-width="6.145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57cm" fo:min-width="1.096cm" style:protect="size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713cm" fo:min-width="1.819cm" style:protect="size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33cm" fo:min-width="5.889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57cm" fo:min-width="0.99cm" style:protect="size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469cm" fo:min-width="5.029cm" style:writing-mode="lr-tb" loext:decorative="false"/>
      <style:paragraph-properties style:writing-mode="lr-tb"/>
    </style:style>
    <style:style style:name="gr14" style:family="graphic" style:parent-style-name="standard">
      <style:graphic-properties draw:marker-start="Arrow" draw:marker-start-width="0.3cm" draw:marker-end="Arrow" draw:marker-end-width="0.3cm" draw:textarea-vertical-align="middle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57cm" fo:min-width="1.043cm" style:protect="size" loext:decorative="false"/>
      <style:paragraph-properties style:writing-mode="lr-tb"/>
    </style:style>
    <style:style style:name="gr16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2.133cm" svg:height="3.493cm" svg:x="9.187cm" svg:y="16.875cm">
          <text:p text:style-name="P1">Postfix</text:p>
          <text:p text:style-name="P1">M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3d:scene draw:style-name="gr2" svg:width="2.246cm" svg:height="1.905cm" svg:x="23.836cm" svg:y="17.827cm" dr3d:vrp="(0 0 17228.1428571429)" dr3d:vpn="(0 0 14577.1428571429)" dr3d:projection="perspective" dr3d:distance="2.651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-5000h250 250 500 500 500 250 250v10000h-250-250-500-500-500-250-250z"/>
        </dr3d:scene>
        <draw:line draw:style-name="gr4" draw:text-style-name="P3" draw:layer="layout" svg:x1="21.32cm" svg:y1="18.78cm" svg:x2="24.177cm" svg:y2="18.78cm">
          <text:p/>
        </draw:line>
        <draw:frame draw:style-name="gr5" draw:text-style-name="P4" draw:layer="layout" svg:width="2.708cm" svg:height="0.963cm" svg:x="23.542cm" svg:y="20.039cm">
          <draw:text-box>
            <text:p text:style-name="P1"><text:span text:style-name="T1">Mail messages </text:span></text:p>
            <text:p text:style-name="P1"><text:span text:style-name="T1">encrypted</text:span></text:p>
          </draw:text-box>
        </draw:frame>
        <draw:custom-shape draw:style-name="gr6" draw:text-style-name="P2" draw:layer="layout" svg:width="6.667cm" svg:height="3.493cm" svg:x="15.923cm" svg:y="11.477cm">
          <text:p text:style-name="P1">ICEMail Se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7" draw:text-style-name="P4" draw:layer="layout" svg:width="2.826cm" svg:height="0.963cm" svg:x="17.51cm" svg:y="15.287cm">
          <draw:text-box>
            <text:p text:style-name="P1"><text:span text:style-name="T1">Dovecote SASL </text:span></text:p>
            <text:p text:style-name="P1"><text:span text:style-name="T1">Authorization</text:span></text:p>
          </draw:text-box>
        </draw:frame>
        <draw:custom-shape draw:style-name="gr8" draw:text-style-name="P2" draw:layer="layout" svg:width="6.985cm" svg:height="3.493cm" svg:x="5.445cm" svg:y="11.477cm">
          <text:p text:style-name="P1">Apache James</text:p>
          <text:p text:style-name="P1">IMA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3d:scene draw:style-name="gr2" svg:width="2.246cm" svg:height="1.905cm" svg:x="1.929cm" svg:y="11.477cm" dr3d:vrp="(0 0 17228.1428571429)" dr3d:vpn="(0 0 14577.1428571429)" dr3d:projection="perspective" dr3d:distance="2.651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-5000h250 250 500 500 500 250 250v10000h-250-250-500-500-500-250-250z"/>
        </dr3d:scene>
        <draw:line draw:style-name="gr4" draw:text-style-name="P3" draw:layer="layout" svg:x1="3.858cm" svg:y1="12.112cm" svg:x2="5.445cm" svg:y2="12.112cm">
          <text:p/>
        </draw:line>
        <draw:frame draw:style-name="gr5" draw:text-style-name="P4" draw:layer="layout" svg:width="2.708cm" svg:height="0.963cm" svg:x="1.785cm" svg:y="13.699cm">
          <draw:text-box>
            <text:p text:style-name="P1"><text:span text:style-name="T1">Mail messages </text:span></text:p>
            <text:p text:style-name="P1"><text:span text:style-name="T1">encrypted</text:span></text:p>
          </draw:text-box>
        </draw:frame>
        <dr3d:scene draw:style-name="gr2" svg:width="2.246cm" svg:height="1.905cm" svg:x="23.86cm" svg:y="11.477cm" dr3d:vrp="(0 0 17228.1428571429)" dr3d:vpn="(0 0 14577.1428571429)" dr3d:projection="perspective" dr3d:distance="2.651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-5000h250 250 500 500 500 250 250v10000h-250-250-500-500-500-250-250z"/>
        </dr3d:scene>
        <draw:line draw:style-name="gr4" draw:text-style-name="P3" draw:layer="layout" svg:x1="22.59cm" svg:y1="12.43cm" svg:x2="24.177cm" svg:y2="12.43cm">
          <text:p/>
        </draw:line>
        <draw:frame draw:style-name="gr9" draw:text-style-name="P4" draw:layer="layout" svg:width="1.596cm" svg:height="0.607cm" svg:x="10.199cm" svg:y="15.633cm">
          <draw:text-box>
            <text:p text:style-name="P1"><text:span text:style-name="T1">LMTP</text:span></text:p>
          </draw:text-box>
        </draw:frame>
        <draw:frame draw:style-name="gr10" draw:text-style-name="P4" draw:layer="layout" svg:width="2.319cm" svg:height="0.963cm" svg:x="23.542cm" svg:y="13.689cm">
          <draw:text-box>
            <text:p text:style-name="P1"><text:span text:style-name="T1">User Profiles</text:span></text:p>
            <text:p text:style-name="P1"><text:span text:style-name="T1">encrypted</text:span></text:p>
          </draw:text-box>
        </draw:frame>
        <draw:custom-shape draw:style-name="gr11" draw:text-style-name="P2" draw:layer="layout" svg:width="6.667cm" svg:height="2.858cm" svg:x="4.81cm" svg:y="5.762cm">
          <text:p text:style-name="P1">ICEMail</text:p>
          <text:p text:style-name="P1">Brid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2" xml:id="id1" draw:id="id1" draw:layer="layout" svg:width="6.667cm" svg:height="2.858cm" svg:x="4.811cm" svg:y="5.763cm">
          <text:p text:style-name="P1">ICEMail</text:p>
          <text:p text:style-name="P1">Brid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2" draw:layer="layout" svg:width="6.667cm" svg:height="2.858cm" svg:x="3.857cm" svg:y="0.999cm">
          <text:p text:style-name="P1"><text:span text:style-name="T2">IMAP Client </text:span></text:p>
          <text:p text:style-name="P1"><text:span text:style-name="T3">Outlook, Thunderbird, e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12" draw:text-style-name="P4" draw:layer="layout" svg:width="1.49cm" svg:height="0.607cm" svg:x="7.765cm" svg:y="9.6cm">
          <draw:text-box>
            <text:p text:style-name="P1"><text:span text:style-name="T1">IMAPS</text:span></text:p>
          </draw:text-box>
        </draw:frame>
        <draw:frame draw:style-name="gr12" draw:text-style-name="P4" draw:layer="layout" svg:width="1.49cm" svg:height="0.607cm" svg:x="7.447cm" svg:y="4.175cm">
          <draw:text-box>
            <text:p text:style-name="P1"><text:span text:style-name="T1">IMAPS</text:span></text:p>
          </draw:text-box>
        </draw:frame>
        <draw:custom-shape draw:style-name="gr13" draw:text-style-name="P2" draw:layer="layout" svg:width="5.715cm" svg:height="1.905cm" svg:x="14.652cm" svg:y="1.952cm">
          <text:p text:style-name="P1"><text:span text:style-name="T4">WEB Mail Client 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14" draw:text-style-name="P1" draw:layer="layout" svg:x1="17.51cm" svg:y1="3.857cm" svg:x2="17.51cm" svg:y2="11.477cm">
          <text:p/>
        </draw:line>
        <draw:line draw:style-name="gr14" draw:text-style-name="P1" draw:layer="layout" svg:x1="7.35cm" svg:y1="3.857cm" svg:x2="7.35cm" svg:y2="5.762cm">
          <text:p/>
        </draw:line>
        <draw:line draw:style-name="gr14" draw:text-style-name="P1" draw:layer="layout" svg:x1="7.667cm" svg:y1="8.621cm" svg:x2="7.667cm" svg:y2="11.477cm">
          <text:p/>
        </draw:line>
        <draw:line draw:style-name="gr14" draw:text-style-name="P1" draw:layer="layout" svg:x1="10.207cm" svg:y1="14.97cm" svg:x2="10.207cm" svg:y2="16.875cm">
          <text:p/>
        </draw:line>
        <draw:frame draw:style-name="gr15" draw:text-style-name="P4" draw:layer="layout" svg:width="1.543cm" svg:height="0.607cm" svg:x="21.32cm" svg:y="9.255cm">
          <draw:text-box>
            <text:p text:style-name="P1"><text:span text:style-name="T1">HTTPS</text:span></text:p>
          </draw:text-box>
        </draw:frame>
        <draw:connector draw:style-name="gr16" draw:text-style-name="P3" draw:layer="layout" draw:type="curve" svg:x1="11.478cm" svg:y1="7.192cm" svg:x2="15.253cm" svg:y2="16.875cm" draw:start-shape="id1" draw:start-glue-point="1" draw:end-shape="id2" draw:end-glue-point="0" svg:d="M11478 7192c2517 0 3775 3227 3775 9683" svg:viewBox="0 0 3776 9684">
          <text:p/>
        </draw:connector>
        <draw:custom-shape draw:style-name="gr13" draw:text-style-name="P2" draw:layer="layout" svg:width="5.715cm" svg:height="1.905cm" svg:x="20.05cm" svg:y="5.762cm">
          <text:p text:style-name="P1"><text:span text:style-name="T4">WEB Admin 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14" draw:text-style-name="P1" draw:layer="layout" svg:x1="21.002cm" svg:y1="7.667cm" svg:x2="21.002cm" svg:y2="11.477cm">
          <text:p/>
        </draw:line>
        <draw:frame draw:style-name="gr15" draw:text-style-name="P4" draw:layer="layout" svg:width="1.543cm" svg:height="0.607cm" svg:x="17.827cm" svg:y="7.378cm">
          <draw:text-box>
            <text:p text:style-name="P1"><text:span text:style-name="T1">HTTPS</text:span></text:p>
          </draw:text-box>
        </draw:frame>
        <draw:line draw:style-name="gr14" draw:text-style-name="P1" draw:layer="layout" svg:x1="17.192cm" svg:y1="14.97cm" svg:x2="17.192cm" svg:y2="16.875cm">
          <text:p/>
        </draw:line>
        <draw:line draw:style-name="gr16" draw:text-style-name="P3" draw:layer="layout" svg:x1="15.922cm" svg:y1="13.065cm" svg:x2="12.43cm" svg:y2="13.065cm">
          <text:p/>
        </draw:line>
        <draw:frame draw:style-name="gr15" draw:text-style-name="P4" draw:layer="layout" svg:width="1.543cm" svg:height="0.607cm" svg:x="12.747cm" svg:y="12.112cm">
          <draw:text-box>
            <text:p text:style-name="P1"><text:span text:style-name="T1">HTTPS</text:span></text:p>
          </draw:text-box>
        </draw:frame>
        <draw:frame draw:style-name="gr9" draw:text-style-name="P4" draw:layer="layout" svg:width="1.596cm" svg:height="0.607cm" svg:x="13.7cm" svg:y="8.013cm">
          <draw:text-box>
            <text:p text:style-name="P1"><text:span text:style-name="T1">SMTPS</text:span></text:p>
          </draw:text-box>
        </draw:frame>
        <draw:line draw:style-name="gr16" draw:text-style-name="P3" draw:layer="layout" svg:x1="9.572cm" svg:y1="3.857cm" svg:x2="9.572cm" svg:y2="5.762cm">
          <text:p/>
        </draw:line>
        <draw:frame draw:style-name="gr9" draw:text-style-name="P4" draw:layer="layout" svg:width="1.596cm" svg:height="0.607cm" svg:x="9.881cm" svg:y="4.203cm">
          <draw:text-box>
            <text:p text:style-name="P1"><text:span text:style-name="T1">SMTPS</text:span></text:p>
          </draw:text-box>
        </draw:frame>
        <draw:line draw:style-name="gr16" draw:text-style-name="P3" draw:layer="layout" svg:x1="20.367cm" svg:y1="14.97cm" svg:x2="20.367cm" svg:y2="16.875cm">
          <text:p/>
        </draw:line>
        <draw:frame draw:style-name="gr9" draw:text-style-name="P4" draw:layer="layout" svg:width="1.596cm" svg:height="0.607cm" svg:x="20.676cm" svg:y="15.605cm">
          <draw:text-box>
            <text:p text:style-name="P1"><text:span text:style-name="T1">SMTP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3465a4" draw:marker-start-width="0.356cm" draw:marker-start-center="false" draw:marker-end-width="0.356cm" draw:marker-end-center="false" draw:fill="solid" draw:fill-color="#729fcf" draw:opacity="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3T07:44:57.113144842</meta:creation-date>
    <dc:date>2026-03-12T06:18:44.101730276</dc:date>
    <meta:editing-duration>P1DT16H17M25S</meta:editing-duration>
    <meta:editing-cycles>6</meta:editing-cycles>
    <meta:generator>LibreOffice/25.2.7.2$Linux_X86_64 LibreOffice_project/520$Build-2</meta:generator>
    <meta:document-statistic meta:object-count="40"/>
  </office:meta>
</office:document-meta>
</file>